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5a)</text:p>
      <text:p text:style-name="Standard">Das Verfahren ist deshalb nicht trivial parallelisierbar, weil für die Berechnung eines Gitterpunktes 2 Werte der vorhergehenden Iteration und 2 Werte aus der aktuellen Iteration herangezogen werden. Folglich braucht man immer Werte aus 2 Iterationsschritten, was nach genanntem Verfahren nicht parallelisiert werden kann.</text:p>
      <text:p text:style-name="Standard"/>
      <text:p text:style-name="Standard">15c)</text:p>
      <text:p text:style-name="Standard">Angenommen n entspräche der Länge und Höhe des Gitters, so könnten maximal n²/2 Komponenten parallel berechnet werden.</text:p>
      <text:p text:style-name="Standard"/>
      <text:p text:style-name="Standard">16)</text:p>
      <text:p text:style-name="Standard">Speedup bei 100x100:</text:p>
      <text:p text:style-name="Standard">n = Anzahl der Prozessoren.</text:p>
      <text:p text:style-name="Standard">n=2: Speedup=1.006493922</text:p>
      <text:p text:style-name="Standard">n=4: Speedup=1.003236868</text:p>
      <text:p text:style-name="Standard">n=8: Speedup=0.99359015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Thomas Monninger</meta:initial-creator>
    <meta:creation-date>2009-12-07T17:12:15</meta:creation-date>
    <dc:creator>phlr014</dc:creator>
    <dc:date>2009-12-08T16:23:24</dc:date>
    <meta:editing-cycles>2</meta:editing-cycles>
    <meta:editing-duration>PT16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83" meta:character-count="570"/>
  </office:meta>
</office:document-meta>
</file>